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61d7cd040" style:family="table" style:master-page-name="ta-mp-0x7fa61d7cd040">
      <style:table-properties table:display="true" style:writing-mode="lr-tb"/>
    </style:style>
    <style:style style:name="ta-0x7fa61d7cd230" style:family="table" style:master-page-name="ta-mp-0x7fa61d7cd2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61d7c8e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4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8c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8fa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1f8" style:family="table-cell" style:data-style-name="ND.0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320" style:family="table-cell" style:data-style-name="ND.0">
      <style:table-cell-properties fo:background-color="#ffff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570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80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0d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969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61d7c8d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5.50pt" style:use-optimal-column-width="false"/>
    </style:style>
    <style:style style:name="ACOL-2" style:family="table-column">
      <style:table-column-properties style:column-width="75.00pt" style:use-optimal-column-width="false"/>
    </style:style>
    <style:style style:name="ACOL-3" style:family="table-column">
      <style:table-column-properties style:column-width="57.75pt" style:use-optimal-column-width="true"/>
    </style:style>
    <style:style style:name="ACOL-4" style:family="table-column">
      <style:table-column-properties style:column-width="48.00pt" style:use-optimal-column-width="tru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96.00pt" style:use-optimal-column-width="tru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仕訳帳" table:style-name="ta-0x7fa61d7cd040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default-cell-style-name="ACE-0x7fa61d7c80a0" table:style-name="ACOL-3"/>
        <table:table-column table:style-name="ACOL-2"/>
        <table:table-column table:default-cell-style-name="ACE-0x7fa61d7c80a0" table:style-name="ACOL-4"/>
        <table:table-column table:style-name="ACOL-5"/>
        <table:table-column table:style-name="ACOL-6"/>
        <table:table-column table:style-name="ACOL-0" table:number-columns-repeated="16376"/>
        <table:table-row table:style-name="AROW-0">
          <table:table-cell table:style-name="ACE-0x7fa61d7c8e80" office:value-type="string">
            <text:p>月</text:p>
          </table:table-cell>
          <table:table-cell table:style-name="ACE-0x7fa61d7c8e80" office:value-type="string">
            <text:p>日</text:p>
          </table:table-cell>
          <table:table-cell table:style-name="ACE-0x7fa61d7c8e80" office:value-type="string">
            <text:p>借方</text:p>
          </table:table-cell>
          <table:table-cell table:style-name="ACE-0x7fa61d7c8fa8"/>
          <table:table-cell table:style-name="ACE-0x7fa61d7c8e80" office:value-type="string">
            <text:p>貸方</text:p>
          </table:table-cell>
          <table:table-cell table:style-name="ACE-0x7fa61d7c8fa8"/>
          <table:table-cell table:style-name="ACE-0x7fa61d7c90d0" office:value-type="string">
            <text:p>備考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25">
            <text:p>25</text:p>
          </table:table-cell>
          <table:table-cell table:style-name="ACE-0x7fa61d7c8e80" office:value-type="string">
            <text:p>水道光熱費</text:p>
          </table:table-cell>
          <table:table-cell table:style-name="ACE-0x7fa61d7c8fa8" office:value-type="float" office:value="592">
            <text:p>59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]" office:value-type="float" office:value="592">
            <text:p>592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3348">
            <text:p>13,34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3]" office:value-type="float" office:value="13348">
            <text:p>13,348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583">
            <text:p>1,583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4]" office:value-type="float" office:value="1583">
            <text:p>1,583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5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23">
            <text:p>23</text:p>
          </table:table-cell>
          <table:table-cell table:style-name="ACE-0x7fa61d7c8e80" office:value-type="string">
            <text:p>新聞図書費</text:p>
          </table:table-cell>
          <table:table-cell table:style-name="ACE-0x7fa61d7c8fa8" office:value-type="float" office:value="3670">
            <text:p>3,670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6]" office:value-type="float" office:value="3670">
            <text:p>3,67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7">
            <text:p>7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未収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7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24">
            <text:p>24</text:p>
          </table:table-cell>
          <table:table-cell table:style-name="ACE-0x7fa61d7c8e80" office:value-type="string">
            <text:p>水道光熱費</text:p>
          </table:table-cell>
          <table:table-cell table:style-name="ACE-0x7fa61d7c8fa8" office:value-type="float" office:value="636">
            <text:p>636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8]" office:value-type="float" office:value="636">
            <text:p>636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27">
            <text:p>27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3348">
            <text:p>13,34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9]" office:value-type="float" office:value="13348">
            <text:p>13,348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27">
            <text:p>27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617">
            <text:p>1,617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0]" office:value-type="float" office:value="1617">
            <text:p>1,617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27">
            <text:p>27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1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23">
            <text:p>23</text:p>
          </table:table-cell>
          <table:table-cell table:style-name="ACE-0x7fa61d7c8e80" office:value-type="string">
            <text:p>新聞図書費</text:p>
          </table:table-cell>
          <table:table-cell table:style-name="ACE-0x7fa61d7c8fa8" office:value-type="float" office:value="3670">
            <text:p>3,670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2]" office:value-type="float" office:value="3670">
            <text:p>3,67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8">
            <text:p>8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未収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13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水道光熱費</text:p>
          </table:table-cell>
          <table:table-cell table:style-name="ACE-0x7fa61d7c8fa8" office:value-type="float" office:value="599">
            <text:p>599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4]" office:value-type="float" office:value="599">
            <text:p>599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3348">
            <text:p>13,34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5]" office:value-type="float" office:value="13348">
            <text:p>13,348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708">
            <text:p>1,70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6]" office:value-type="float" office:value="1708">
            <text:p>1,708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7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新聞図書費</text:p>
          </table:table-cell>
          <table:table-cell table:style-name="ACE-0x7fa61d7c8fa8" office:value-type="float" office:value="3304">
            <text:p>3,304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18]" office:value-type="float" office:value="3304">
            <text:p>3,304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9">
            <text:p>9</text:p>
          </table:table-cell>
          <table:table-cell table:style-name="ACE-0x7fa61d7c8e80" office:value-type="float" office:value="19">
            <text:p>19</text:p>
          </table:table-cell>
          <table:table-cell table:style-name="ACE-0x7fa61d7c8e80" office:value-type="string">
            <text:p>預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19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24">
            <text:p>24</text:p>
          </table:table-cell>
          <table:table-cell table:style-name="ACE-0x7fa61d7c8e80" office:value-type="string">
            <text:p>水道光熱費</text:p>
          </table:table-cell>
          <table:table-cell table:style-name="ACE-0x7fa61d7c8fa8" office:value-type="float" office:value="647">
            <text:p>647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0]" office:value-type="float" office:value="647">
            <text:p>647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3348">
            <text:p>13,34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1]" office:value-type="float" office:value="13348">
            <text:p>13,348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608">
            <text:p>1,608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2]" office:value-type="float" office:value="1608">
            <text:p>1,608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3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23">
            <text:p>23</text:p>
          </table:table-cell>
          <table:table-cell table:style-name="ACE-0x7fa61d7c8e80" office:value-type="string">
            <text:p>新聞図書費</text:p>
          </table:table-cell>
          <table:table-cell table:style-name="ACE-0x7fa61d7c8fa8" office:value-type="float" office:value="3670">
            <text:p>3,670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4]" office:value-type="float" office:value="3670">
            <text:p>3,67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0">
            <text:p>10</text:p>
          </table:table-cell>
          <table:table-cell table:style-name="ACE-0x7fa61d7c8e80" office:value-type="float" office:value="15">
            <text:p>15</text:p>
          </table:table-cell>
          <table:table-cell table:style-name="ACE-0x7fa61d7c8e80" office:value-type="string">
            <text:p>預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25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1">
            <text:p>1</text:p>
          </table:table-cell>
          <table:table-cell table:style-name="ACE-0x7fa61d7c8e80" office:value-type="string">
            <text:p>雑費</text:p>
          </table:table-cell>
          <table:table-cell table:style-name="ACE-0x7fa61d7c8fa8" table:formula="of:=10000*1/4" office:value-type="float" office:value="2500">
            <text:p>2,500</text:p>
          </table:table-cell>
          <table:table-cell table:style-name="ACE-0x7fa61d7c8e80" office:value-type="string">
            <text:p>事業主借</text:p>
          </table:table-cell>
          <table:table-cell table:style-name="ACE-0x7fa61d7c8fa8" table:formula="of:=[.D26]" office:value-type="float" office:value="2500">
            <text:p>2,500</text:p>
          </table:table-cell>
          <table:table-cell table:style-name="ACE-0x7fa61d7c90d0" office:value-type="string">
            <text:p>植木手入れ1/4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水道光熱費</text:p>
          </table:table-cell>
          <table:table-cell table:style-name="ACE-0x7fa61d7c8fa8" office:value-type="float" office:value="672">
            <text:p>672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27]" office:value-type="float" office:value="672">
            <text:p>672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6025">
            <text:p>6,025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28]" office:value-type="float" office:value="6025">
            <text:p>6,025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697">
            <text:p>1,697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29]" office:value-type="float" office:value="1697">
            <text:p>1,697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30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新聞図書費</text:p>
          </table:table-cell>
          <table:table-cell table:style-name="ACE-0x7fa61d7c8fa8" office:value-type="float" office:value="3670">
            <text:p>3,670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31]" office:value-type="float" office:value="3670">
            <text:p>3,67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1">
            <text:p>11</text:p>
          </table:table-cell>
          <table:table-cell table:style-name="ACE-0x7fa61d7c8e80" office:value-type="float" office:value="19">
            <text:p>19</text:p>
          </table:table-cell>
          <table:table-cell table:style-name="ACE-0x7fa61d7c8e80" office:value-type="string">
            <text:p>預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32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水道光熱費</text:p>
          </table:table-cell>
          <table:table-cell table:style-name="ACE-0x7fa61d7c91f8"/>
          <table:table-cell table:style-name="ACE-0x7fa61d7c8e80" office:value-type="string">
            <text:p>未払金</text:p>
          </table:table-cell>
          <table:table-cell table:style-name="ACE-0x7fa61d7c8fa8" table:formula="of:=[.D33]" office:value-type="float" office:value="0">
            <text:p>0</text:p>
          </table:table-cell>
          <table:table-cell table:style-name="ACE-0x7fa61d7c90d0" office:value-type="string">
            <text:p>電気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6025">
            <text:p>6,025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34]" office:value-type="float" office:value="6025">
            <text:p>6,025</text:p>
          </table:table-cell>
          <table:table-cell table:style-name="ACE-0x7fa61d7c90d0" office:value-type="string">
            <text:p>建屋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1497">
            <text:p>1,497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35]" office:value-type="float" office:value="1497">
            <text:p>1,497</text:p>
          </table:table-cell>
          <table:table-cell table:style-name="ACE-0x7fa61d7c90d0" office:value-type="string">
            <text:p>電話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通信費</text:p>
          </table:table-cell>
          <table:table-cell table:style-name="ACE-0x7fa61d7c8fa8" office:value-type="float" office:value="3132">
            <text:p>3,132</text:p>
          </table:table-cell>
          <table:table-cell table:style-name="ACE-0x7fa61d7c8e80" office:value-type="string">
            <text:p>預金</text:p>
          </table:table-cell>
          <table:table-cell table:style-name="ACE-0x7fa61d7c8fa8" table:formula="of:=[.D36]" office:value-type="float" office:value="3132">
            <text:p>3,132</text:p>
          </table:table-cell>
          <table:table-cell table:style-name="ACE-0x7fa61d7c90d0" office:value-type="string">
            <text:p>インターネット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/>
          <table:table-cell table:style-name="ACE-0x7fa61d7c8e80" office:value-type="string">
            <text:p>新聞図書費</text:p>
          </table:table-cell>
          <table:table-cell table:style-name="ACE-0x7fa61d7c9320" office:value-type="float" office:value="3670">
            <text:p>3,670</text:p>
          </table:table-cell>
          <table:table-cell table:style-name="ACE-0x7fa61d7c8e80" office:value-type="string">
            <text:p>未払金</text:p>
          </table:table-cell>
          <table:table-cell table:style-name="ACE-0x7fa61d7c8fa8" table:formula="of:=[.D37]" office:value-type="float" office:value="3670">
            <text:p>3,67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17">
            <text:p>17</text:p>
          </table:table-cell>
          <table:table-cell table:style-name="ACE-0x7fa61d7c8e80" office:value-type="string">
            <text:p>預金</text:p>
          </table:table-cell>
          <table:table-cell table:style-name="ACE-0x7fa61d7c8fa8" office:value-type="float" office:value="70000">
            <text:p>70,000</text:p>
          </table:table-cell>
          <table:table-cell table:style-name="ACE-0x7fa61d7c8e80" office:value-type="string">
            <text:p>賃貸料</text:p>
          </table:table-cell>
          <table:table-cell table:style-name="ACE-0x7fa61d7c8fa8" table:formula="of:=[.D38]" office:value-type="float" office:value="70000">
            <text:p>70,000</text:p>
          </table:table-cell>
          <table:table-cell table:style-name="ACE-0x7fa61d7c90d0"/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26">
            <text:p>26</text:p>
          </table:table-cell>
          <table:table-cell table:style-name="ACE-0x7fa61d7c8e80" office:value-type="string">
            <text:p>預金</text:p>
          </table:table-cell>
          <table:table-cell table:style-name="ACE-0x7fa61d7c8fa8" office:value-type="float" office:value="140000">
            <text:p>140,000</text:p>
          </table:table-cell>
          <table:table-cell table:style-name="ACE-0x7fa61d7c8e80" office:value-type="string">
            <text:p>未収金</text:p>
          </table:table-cell>
          <table:table-cell table:style-name="ACE-0x7fa61d7c8fa8" table:formula="of:=[.D39]" office:value-type="float" office:value="140000">
            <text:p>140,000</text:p>
          </table:table-cell>
          <table:table-cell table:style-name="ACE-0x7fa61d7c90d0" office:value-type="string">
            <text:p>7,8月賃貸料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未払金</text:p>
          </table:table-cell>
          <table:table-cell table:style-name="ACE-0x7fa61d7c8fa8"/>
          <table:table-cell table:style-name="ACE-0x7fa61d7c8e80" office:value-type="string">
            <text:p>事業主借</text:p>
          </table:table-cell>
          <table:table-cell table:style-name="ACE-0x7fa61d7c8fa8" table:formula="of:=[.D40]" office:value-type="float" office:value="0">
            <text:p>0</text:p>
          </table:table-cell>
          <table:table-cell table:style-name="ACE-0x7fa61d7c90d0" office:value-type="string">
            <text:p>7-12月水道光熱費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未払金</text:p>
          </table:table-cell>
          <table:table-cell table:style-name="ACE-0x7fa61d7c8fa8"/>
          <table:table-cell table:style-name="ACE-0x7fa61d7c8e80" office:value-type="string">
            <text:p>事業主借</text:p>
          </table:table-cell>
          <table:table-cell table:style-name="ACE-0x7fa61d7c8fa8"/>
          <table:table-cell table:style-name="ACE-0x7fa61d7c90d0" office:value-type="string">
            <text:p>7-10月通信費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未払金</text:p>
          </table:table-cell>
          <table:table-cell table:style-name="ACE-0x7fa61d7c8fa8"/>
          <table:table-cell table:style-name="ACE-0x7fa61d7c8e80" office:value-type="string">
            <text:p>事業主借</text:p>
          </table:table-cell>
          <table:table-cell table:style-name="ACE-0x7fa61d7c8fa8" table:formula="of:=[.D42]" office:value-type="float" office:value="0">
            <text:p>0</text:p>
          </table:table-cell>
          <table:table-cell table:style-name="ACE-0x7fa61d7c90d0" office:value-type="string">
            <text:p>7-12新聞図書費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事業主貸</text:p>
          </table:table-cell>
          <table:table-cell table:style-name="ACE-0x7fa61d7c8fa8"/>
          <table:table-cell table:style-name="ACE-0x7fa61d7c8e80" office:value-type="string">
            <text:p>水道光熱費</text:p>
          </table:table-cell>
          <table:table-cell table:style-name="ACE-0x7fa61d7c8fa8" table:formula="of:=[.D43]" office:value-type="float" office:value="0">
            <text:p>0</text:p>
          </table:table-cell>
          <table:table-cell table:style-name="ACE-0x7fa61d7c90d0" office:value-type="string">
            <text:p>水道光熱費1/4按分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事業主貸</text:p>
          </table:table-cell>
          <table:table-cell table:style-name="ACE-0x7fa61d7c8fa8"/>
          <table:table-cell table:style-name="ACE-0x7fa61d7c8e80" office:value-type="string">
            <text:p>通信費</text:p>
          </table:table-cell>
          <table:table-cell table:style-name="ACE-0x7fa61d7c8fa8" table:formula="of:=[.D44]" office:value-type="float" office:value="0">
            <text:p>0</text:p>
          </table:table-cell>
          <table:table-cell table:style-name="ACE-0x7fa61d7c90d0" office:value-type="string">
            <text:p>建屋1/4按分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事業主貸</text:p>
          </table:table-cell>
          <table:table-cell table:style-name="ACE-0x7fa61d7c8fa8"/>
          <table:table-cell table:style-name="ACE-0x7fa61d7c8e80" office:value-type="string">
            <text:p>通信費</text:p>
          </table:table-cell>
          <table:table-cell table:style-name="ACE-0x7fa61d7c8fa8" table:formula="of:=[.D45]" office:value-type="float" office:value="0">
            <text:p>0</text:p>
          </table:table-cell>
          <table:table-cell table:style-name="ACE-0x7fa61d7c90d0" office:value-type="string">
            <text:p>電話2/7按分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事業主貸</text:p>
          </table:table-cell>
          <table:table-cell table:style-name="ACE-0x7fa61d7c8fa8"/>
          <table:table-cell table:style-name="ACE-0x7fa61d7c8e80" office:value-type="string">
            <text:p>通信費</text:p>
          </table:table-cell>
          <table:table-cell table:style-name="ACE-0x7fa61d7c8fa8" table:formula="of:=[.D46]" office:value-type="float" office:value="0">
            <text:p>0</text:p>
          </table:table-cell>
          <table:table-cell table:style-name="ACE-0x7fa61d7c90d0" office:value-type="string">
            <text:p>インターネット2/7按分</text:p>
          </table:table-cell>
          <table:table-cell table:number-columns-repeated="16377" table:style-name="Gnumeric-default"/>
        </table:table-row>
        <table:table-row table:style-name="AROW-0">
          <table:table-cell table:style-name="ACE-0x7fa61d7c8e80" office:value-type="float" office:value="12">
            <text:p>12</text:p>
          </table:table-cell>
          <table:table-cell table:style-name="ACE-0x7fa61d7c8e80" office:value-type="float" office:value="31">
            <text:p>31</text:p>
          </table:table-cell>
          <table:table-cell table:style-name="ACE-0x7fa61d7c8e80" office:value-type="string">
            <text:p>事業主貸</text:p>
          </table:table-cell>
          <table:table-cell table:style-name="ACE-0x7fa61d7c8fa8"/>
          <table:table-cell table:style-name="ACE-0x7fa61d7c8e80" office:value-type="string">
            <text:p>新聞図書費</text:p>
          </table:table-cell>
          <table:table-cell table:style-name="ACE-0x7fa61d7c8fa8" table:formula="of:=[.D47]" office:value-type="float" office:value="0">
            <text:p>0</text:p>
          </table:table-cell>
          <table:table-cell table:style-name="ACE-0x7fa61d7c90d0" office:value-type="string">
            <text:p>新聞2/7按分</text:p>
          </table:table-cell>
          <table:table-cell table:number-columns-repeated="16377" table:style-name="Gnumeric-default"/>
        </table:table-row>
        <table:table-row table:style-name="AROW-0">
          <table:table-cell table:number-columns-repeated="3" table:style-name="ACE-0x7fa61d7c9448"/>
          <table:table-cell table:style-name="ACE-0x7fa61d7c9570"/>
          <table:table-cell table:style-name="ACE-0x7fa61d7c9448"/>
          <table:table-cell table:style-name="ACE-0x7fa61d7c9570"/>
          <table:table-cell table:style-name="ACE-0x7fa61d7c9698"/>
          <table:table-cell table:number-columns-repeated="16377" table:style-name="Gnumeric-default"/>
        </table:table-row>
        <table:table-row table:style-name="AROW-0" table:number-rows-repeated="1048528">
          <table:table-cell table:number-columns-repeated="16384"/>
        </table:table-row>
        <table:named-expressions>
          <table:named-expression table:name="Print_Area" table:expression="of:=#REF!" table:base-cell-address="$'仕訳帳'.$A$1"/>
          <table:named-expression table:name="Sheet_Title" table:expression="of:=&quot;仕訳帳&quot;" table:base-cell-address="$'仕訳帳'.$A$1"/>
        </table:named-expressions>
      </table:table>
      <table:table table:name="シート1" table:style-name="ta-0x7fa61d7cd230" table:print="true">
        <office:forms form:automatic-focus="false" form:apply-design-mode="false">
          <form:form/>
        </office:forms>
        <table:table-column table:default-cell-style-name="ACE-0x7fa61d7c8d58" table:style-name="ACOL-4" table:number-columns-repeated="2"/>
        <table:table-column table:default-cell-style-name="ACE-0x7fa61d7c8d58" table:style-name="ACOL-0" table:number-columns-repeated="16382"/>
        <table:table-row table:style-name="AROW-0">
          <table:table-cell table:style-name="ACE-0x7fa61d7c8d58" office:value-type="string">
            <text:p>date</text:p>
          </table:table-cell>
          <table:table-cell table:style-name="ACE-0x7fa61d7c8d58" office:value-type="string">
            <text:p>data</text:p>
          </table:table-cell>
          <table:table-cell table:number-columns-repeated="16382" table:style-name="ACE-0x7fa61d7c8d58"/>
        </table:table-row>
        <table:table-row table:style-name="AROW-0">
          <table:table-cell table:style-name="ACE-0x7fa61d7c8d58" office:value-type="float" office:value="1">
            <text:p>1</text:p>
          </table:table-cell>
          <table:table-cell table:style-name="ACE-0x7fa61d7c8d58" office:value-type="string">
            <text:p>A</text:p>
          </table:table-cell>
          <table:table-cell table:number-columns-repeated="16382" table:style-name="ACE-0x7fa61d7c8d58"/>
        </table:table-row>
        <table:table-row table:style-name="AROW-0">
          <table:table-cell table:style-name="ACE-0x7fa61d7c8d58" office:value-type="float" office:value="2">
            <text:p>2</text:p>
          </table:table-cell>
          <table:table-cell table:style-name="ACE-0x7fa61d7c8d58" office:value-type="string">
            <text:p>B</text:p>
          </table:table-cell>
          <table:table-cell table:number-columns-repeated="16382" table:style-name="ACE-0x7fa61d7c8d58"/>
        </table:table-row>
        <table:table-row table:style-name="AROW-0">
          <table:table-cell table:style-name="ACE-0x7fa61d7c8d58" office:value-type="float" office:value="3">
            <text:p>3</text:p>
          </table:table-cell>
          <table:table-cell table:style-name="ACE-0x7fa61d7c8d58" office:value-type="string">
            <text:p>C</text:p>
          </table:table-cell>
          <table:table-cell table:number-columns-repeated="16382" table:style-name="ACE-0x7fa61d7c8d58"/>
        </table:table-row>
        <table:table-row table:style-name="AROW-0" table:number-rows-repeated="1048572">
          <table:table-cell table:number-columns-repeated="16384"/>
        </table:table-row>
        <table:named-expressions>
          <table:named-expression table:name="Print_Area" table:expression="of:=#REF!" table:base-cell-address="$'シート1'.$A$1"/>
          <table:named-expression table:name="Sheet_Title" table:expression="of:=&quot;シート1&quot;" table:base-cell-address="$'シート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tru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61d7ae200" style:page-usage="all">
      <style:page-layout-properties fo:margin-top="28.35pt" fo:margin-bottom="28.35pt" fo:margin-left="28.35pt" fo:margin-right="28.35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14.18pt" svg:height="14.18pt" style:dynamic-spacing="true"/>
      </style:header-style>
      <style:footer-style>
        <style:header-footer-properties fo:border="none" style:shadow="none" fo:padding="0.00pt" fo:margin="0.00pt" fo:min-height="14.18pt" svg:height="14.18pt" style:dynamic-spacing="true"/>
      </style:footer-style>
    </style:page-layout>
    <style:page-layout style:name="pl-0x7fa61d6f90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2pt" svg:height="48.02pt" style:dynamic-spacing="true"/>
      </style:header-style>
      <style:footer-style>
        <style:header-footer-properties fo:border="none" style:shadow="none" fo:padding="0.00pt" fo:margin="0.00pt" fo:min-height="48.02pt" svg:height="48.02pt" style:dynamic-spacing="true"/>
      </style:footer-style>
    </style:page-layout>
  </office:automatic-styles>
  <office:master-styles>
    <style:master-page style:name="ta-mp-0x7fa61d7cd040" style:display-name="仕訳帳" style:page-layout-name="pl-0x7fa61d7ae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61d7cd230" style:display-name="シート1" style:page-layout-name="pl-0x7fa61d6f90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1-05T01:34:25Z</dc:date>
    <meta:creation-date>2019-01-02T01:52:59Z</meta:creation-date>
    <meta:generator>gnumeric/1.12.9</meta:generator>
  </office:meta>
</office:document-meta>
</file>